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3" style:family="graphic" style:parent-style-name="objectwithoutfill">
      <style:graphic-properties svg:stroke-color="#000000" draw:marker-end="Symmetric_20_Arrow" draw:marker-end-width="0.3cm" svg:stroke-opacity="25%" draw:fill="solid" draw:opacity="25%" draw:textarea-vertical-align="middle"/>
    </style:style>
    <style:style style:name="gr24" style:family="graphic" style:parent-style-name="objectwithoutfill">
      <style:graphic-properties svg:stroke-color="#000000" draw:marker-end="Symmetric_20_Arrow" draw:marker-end-width="0.3cm" svg:stroke-opacity="25%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solid" draw:opacity="25%"/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T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9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Authorization-Enhanc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677cm" svg:y="8.6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2.201cm" svg:height="1.473cm" svg:x="9.677cm" svg:y="10.561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2.201cm" svg:height="1.473cm" svg:x="21.773cm" svg:y="8.66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9" draw:layer="layout" svg:x1="14.78cm" svg:y1="6.422cm" svg:x2="14.785cm" svg:y2="19.563cm">
          <text:p/>
        </draw:line>
        <draw:custom-shape draw:style-name="gr6" draw:text-style-name="P11" draw:layer="layout" svg:width="2.479cm" svg:height="0.642cm" svg:x="14.806cm" svg:y="7.345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xml:id="id1" draw:id="id1" draw:layer="layout" svg:width="2.2cm" svg:height="1.473cm" svg:x="17.772cm" svg:y="10.565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.201cm" svg:height="1.473cm" svg:x="5.677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cm" svg:height="1.473cm" svg:x="21.779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0.5cm" svg:height="1.208cm" svg:x="4.528cm" svg:y="3.655cm">
          <draw:text-box>
            <text:p text:style-name="P13"><text:span text:style-name="T6">Data-flow from </text:span><text:span text:style-name="T6"><text:a xlink:href="mailto:alice@a.com" xlink:type="simple">alice@a.com</text:a></text:span><text:span text:style-name="T6"><text:s/>to </text:span><text:span text:style-name="T6"><text:a xlink:href="mailto:bob@b.com" xlink:type="simple">bob@b.com</text:a></text:span></text:p>
          </draw:text-box>
        </draw:frame>
        <draw:custom-shape draw:style-name="gr11" draw:text-style-name="P14" xml:id="id4" draw:id="id4" draw:layer="layout" svg:width="2.201cm" svg:height="1.535cm" svg:x="5.677cm" svg:y="13.1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6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xml:id="id12" draw:id="id12" draw:layer="layout" svg:width="2.201cm" svg:height="1.535cm" svg:x="9.677cm" svg:y="13.1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8.872cm" svg:y1="12.038cm" svg:x2="18.877cm" svg:y2="13.195cm" draw:start-shape="id1" draw:start-glue-point="2" draw:end-shape="id2" draw:end-glue-point="0" svg:d="M18872 12038l5 1157" svg:viewBox="0 0 6 1158">
          <text:p/>
        </draw:connector>
        <draw:custom-shape draw:style-name="gr15" draw:text-style-name="P14" xml:id="id6" draw:id="id6" draw:layer="layout" svg:width="2.201cm" svg:height="1.535cm" svg:x="21.777cm" svg:y="13.1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4" xml:id="id2" draw:id="id2" draw:layer="layout" svg:width="2.201cm" svg:height="1.535cm" svg:x="17.777cm" svg:y="13.1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7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6" xml:id="id5" draw:id="id5" draw:layer="layout" svg:width="1.932cm" svg:height="1.889cm" svg:x="25.675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6" xml:id="id3" draw:id="id3" draw:layer="layout" svg:width="1.923cm" svg:height="1.872cm" svg:x="2.01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3.957cm" svg:x2="5.677cm" svg:y2="13.962cm" draw:start-shape="id3" draw:start-glue-point="8" draw:end-shape="id4" draw:end-glue-point="3" svg:d="M3933 13957l1744 5" svg:viewBox="0 0 1745 6">
          <text:p/>
        </draw:connector>
        <draw:connector draw:style-name="gr20" draw:text-style-name="P15" draw:layer="layout" draw:type="line" svg:x1="25.675cm" svg:y1="13.965cm" svg:x2="23.978cm" svg:y2="13.962cm" draw:start-shape="id5" draw:start-glue-point="8" draw:end-shape="id6" draw:end-glue-point="1" svg:d="M25675 13965l-1697-3" svg:viewBox="0 0 1698 4">
          <text:p/>
        </draw:connector>
        <draw:connector draw:style-name="gr21" draw:text-style-name="P15" draw:layer="layout" draw:type="line" svg:x1="6.777cm" svg:y1="16.995cm" svg:x2="6.777cm" svg:y2="14.73cm" draw:start-shape="id7" draw:start-glue-point="0" draw:end-shape="id4" draw:end-glue-point="2" svg:d="M6777 16995v-2265" svg:viewBox="0 0 1 2266">
          <text:p/>
        </draw:connector>
        <draw:connector draw:style-name="gr22" draw:text-style-name="P15" draw:layer="layout" draw:type="line" svg:x1="22.877cm" svg:y1="16.995cm" svg:x2="22.877cm" svg:y2="14.73cm" draw:start-shape="id8" draw:start-glue-point="0" draw:end-shape="id6" draw:end-glue-point="2" svg:d="M22877 16995v-2265" svg:viewBox="0 0 1 2266">
          <text:p/>
        </draw:connector>
        <draw:connector draw:style-name="gr23" draw:text-style-name="P17" draw:layer="layout" svg:x1="7.878cm" svg:y1="9.396cm" svg:x2="10.777cm" svg:y2="10.561cm" draw:start-shape="id9" draw:start-glue-point="1" draw:end-shape="id10" draw:end-glue-point="0" svg:d="M7878 9396h2899v1165" svg:viewBox="0 0 2900 1166">
          <text:p/>
        </draw:connector>
        <draw:connector draw:style-name="gr14" draw:text-style-name="P15" draw:layer="layout" svg:x1="21.774cm" svg:y1="9.396cm" svg:x2="18.872cm" svg:y2="10.565cm" draw:start-shape="id11" draw:start-glue-point="3" draw:end-shape="id1" draw:end-glue-point="0" svg:d="M21774 9396h-2902v1169" svg:viewBox="0 0 2903 1170">
          <text:p/>
        </draw:connector>
        <draw:connector draw:style-name="gr21" draw:text-style-name="P15" draw:layer="layout" svg:x1="6.777cm" svg:y1="8.66cm" svg:x2="22.874cm" svg:y2="8.66cm" draw:start-shape="id9" draw:start-glue-point="0" draw:end-shape="id11" draw:end-glue-point="0" svg:d="M6777 8660v-514h16097v514" svg:viewBox="0 0 16098 515">
          <text:p/>
        </draw:connector>
        <draw:connector draw:style-name="gr14" draw:text-style-name="P15" draw:layer="layout" draw:type="line" svg:x1="6.777cm" svg:y1="13.195cm" svg:x2="6.777cm" svg:y2="10.133cm" draw:start-shape="id4" draw:start-glue-point="0" draw:end-shape="id9" draw:end-glue-point="2" svg:d="M6777 13195v-3062" svg:viewBox="0 0 1 3063">
          <text:p/>
        </draw:connector>
        <draw:connector draw:style-name="gr23" draw:text-style-name="P17" draw:layer="layout" svg:x1="10.777cm" svg:y1="12.034cm" svg:x2="10.777cm" svg:y2="13.195cm" draw:start-shape="id10" draw:start-glue-point="2" draw:end-shape="id12" draw:end-glue-point="0" svg:d="M10777 12034v1161" svg:viewBox="0 0 1 1162">
          <text:p/>
        </draw:connector>
        <draw:connector draw:style-name="gr14" draw:text-style-name="P15" draw:layer="layout" draw:type="line" svg:x1="9.677cm" svg:y1="13.962cm" svg:x2="7.878cm" svg:y2="13.962cm" draw:start-shape="id12" draw:start-glue-point="3" draw:end-shape="id4" draw:end-glue-point="1" svg:d="M9677 13962h-1799" svg:viewBox="0 0 1800 1">
          <text:p/>
        </draw:connector>
        <draw:connector draw:style-name="gr23" draw:text-style-name="P17" draw:layer="layout" draw:type="line" svg:x1="22.877cm" svg:y1="13.195cm" svg:x2="22.874cm" svg:y2="10.133cm" draw:start-shape="id6" draw:start-glue-point="0" draw:end-shape="id11" draw:end-glue-point="2" svg:d="M22877 13195l-3-3062" svg:viewBox="0 0 4 3063">
          <text:p/>
        </draw:connector>
        <draw:connector draw:style-name="gr14" draw:text-style-name="P15" draw:layer="layout" draw:type="line" svg:x1="19.978cm" svg:y1="13.962cm" svg:x2="21.777cm" svg:y2="13.962cm" draw:start-shape="id2" draw:start-glue-point="1" draw:end-shape="id6" draw:end-glue-point="3" svg:d="M19978 13962h1799" svg:viewBox="0 0 1800 1">
          <text:p/>
        </draw:connector>
        <draw:connector draw:style-name="gr24" draw:text-style-name="P15" draw:layer="layout" draw:type="lines" draw:line-skew="0.824cm 0.824cm" svg:x1="22.343cm" svg:y1="14.73cm" svg:x2="10.777cm" svg:y2="14.73cm" draw:start-shape="id6" draw:start-glue-point="5" draw:end-shape="id12" draw:end-glue-point="2" svg:d="M22343 14730v1336h-11566v-1336" svg:viewBox="0 0 11567 1337">
          <text:p/>
        </draw:connector>
        <draw:custom-shape draw:style-name="gr25" draw:text-style-name="P19" draw:layer="layout" svg:width="2.195cm" svg:height="0.642cm" svg:x="14.858cm" svg:y="14.469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6.6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6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2.25cm" svg:height="0.642cm" svg:x="8.249cm" svg:y="17.417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.25cm" svg:height="0.642cm" svg:x="24.352cm" svg:y="17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1.497cm" svg:height="0.642cm" svg:x="6.825cm" svg:y="11.417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1.497cm" svg:height="0.642cm" svg:x="22.929cm" svg:y="11.429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1.459cm" svg:height="0.642cm" svg:x="10.804cm" svg:y="12.187cm">
          <text:list text:style-name="L1">
            <text:list-header>
              <text:p text:style-name="P21"><text:span text:style-name="T9">POP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1" draw:layer="layout" svg:width="1.459cm" svg:height="0.642cm" svg:x="18.907cm" svg:y="12.199cm">
          <text:list text:style-name="L1">
            <text:list-header>
              <text:p text:style-name="P10"><text:span text:style-name="T4">PO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1.408cm" svg:height="0.642cm" svg:x="8.065cm" svg:y="13.281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1.408cm" svg:height="0.642cm" svg:x="20.179cm" svg:y="13.2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1.497cm" svg:height="0.642cm" svg:x="19.533cm" svg:y="8.741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1.408cm" svg:height="0.642cm" svg:x="6.779cm" svg:y="15.5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1.408cm" svg:height="0.642cm" svg:x="22.893cm" svg:y="15.605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2.729cm" svg:height="0.642cm" svg:x="5.413cm" svg:y="18.926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.581cm" svg:height="0.642cm" svg:x="21.69cm" svg:y="18.935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1.573cm" svg:height="0.642cm" svg:x="5.986cm" svg:y="5.16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1.586cm" svg:height="0.642cm" svg:x="22.075cm" svg:y="5.20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2" draw:text-style-name="P15" draw:layer="layout" svg:x1="7.329cm" svg:y1="14.724cm" svg:x2="18.877cm" svg:y2="14.73cm" draw:start-shape="id4" draw:start-glue-point="5" draw:end-shape="id2" draw:end-glue-point="2" svg:d="M7329 14724v518h11548v-512" svg:viewBox="0 0 11549 519">
          <text:p/>
        </draw:connector>
        <draw:custom-shape draw:style-name="gr43" draw:text-style-name="P23" draw:layer="layout" svg:width="2.195cm" svg:height="0.642cm" svg:x="14.86cm" svg:y="15.478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3" draw:layer="layout" svg:width="1.497cm" svg:height="0.642cm" svg:x="8.637cm" svg:y="8.753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08T11:22:37.424810697</dc:date>
    <dc:creator>Igor Zboran</dc:creator>
    <meta:editing-duration>PT10H27M24S</meta:editing-duration>
    <meta:editing-cycles>73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document-statistic meta:object-count="53"/>
  </office:meta>
</office:document-meta>
</file>